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 Serif Collection" fo:font-size="32pt" fo:font-weight="bold" officeooo:rsid="001f567f" officeooo:paragraph-rsid="001f567f" style:font-size-asian="32pt" style:font-weight-asian="bold" style:font-size-complex="32pt" style:font-weight-complex="bold"/>
    </style:style>
    <style:style style:name="P2" style:family="paragraph" style:parent-style-name="Standard">
      <style:text-properties style:font-name="Sans Serif Collection" fo:font-weight="bold" officeooo:rsid="001f567f" officeooo:paragraph-rsid="001f567f" style:font-weight-asian="bold" style:font-weight-complex="bold"/>
    </style:style>
    <style:style style:name="P3" style:family="paragraph" style:parent-style-name="Standard">
      <style:text-properties style:font-name="Sans Serif Collection" fo:font-size="10pt" fo:font-weight="bold" officeooo:rsid="001f567f" officeooo:paragraph-rsid="001f567f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Sans Serif Collection" fo:font-size="14pt" fo:font-weight="bold" officeooo:rsid="001f567f" officeooo:paragraph-rsid="001f567f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style:font-name="Sans Serif Collection" fo:font-size="10pt" fo:font-weight="bold" officeooo:rsid="001f567f" officeooo:paragraph-rsid="001f567f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IR</text:p>
      <text:p text:style-name="P3">DFIR (Digital Forensic and Incident Response) –<text:span text:style-name="T1"> Cyfrowa kryminalistyka i reagowanie na incydenty zajmuje się analizą śladów cyfrowych i reagowaniem na incydenty. </text:span></text:p>
      <text:p text:style-name="P3">Cel<text:span text:style-name="T1">: wykrycie, analiza i eliminacja zagrożeń oraz przywrócenie systemu do stanu sprzed ataku.</text:span></text:p>
      <text:p text:style-name="P2"><text:span text:style-name="T1"/></text:p>
      <text:p text:style-name="P4">Kluczowe pojęcia:</text:p>
      <text:p text:style-name="P3">Artefakty<text:span text:style-name="T1"> – dowody cyfrowe (np. loginy, pliki, klucze rejestru).</text:span></text:p>
      <text:p text:style-name="P3">Zabezpieczenie<text:span text:style-name="T1"> </text:span>dowodów<text:span text:style-name="T1"> – oryginał jest zabezpieczony przed zapisem, analize dokonuje się na kopii.</text:span></text:p>
      <text:p text:style-name="P3">Łańcuch<text:span text:style-name="T1"> </text:span>dowodowy<text:span text:style-name="T1"> – dowody muszą być przechowywane w sposób bezpieczny i kontrolowany.</text:span></text:p>
      <text:p text:style-name="P3">Kolejność<text:span text:style-name="T1"> </text:span>ulotności<text:span text:style-name="T1"> </text:span>(Order<text:span text:style-name="T1"> </text:span>of<text:span text:style-name="T1"> </text:span>Volatility)<text:span text:style-name="T1"> – najpierw zbierane są dane najbardziej ulotne (np. RAM)</text:span></text:p>
      <text:p text:style-name="P3">Tworzenie<text:span text:style-name="T1"> </text:span>osi<text:span text:style-name="T1"> </text:span>czasu<text:span text:style-name="T1"> – chronologiczne ułożenie zdarzeń dla lepszej analizy.</text:span></text:p>
      <text:p text:style-name="P4"><text:span text:style-name="T1"/></text:p>
      <text:p text:style-name="P4">Narzędzia DFIR:</text:p>
      <text:p text:style-name="P3">Eric<text:span text:style-name="T1"> </text:span>Zimmerman’s<text:span text:style-name="T1"> </text:span>tools<text:span text:style-name="T1"> – analiza rejestru i systemu plików (Windows).</text:span></text:p>
      <text:p text:style-name="P3">KAPE<text:span text:style-name="T1"> – automatyczne zbieranie i analizowanie artefaktów.</text:span></text:p>
      <text:p text:style-name="P3">Autopsy<text:span text:style-name="T1"> – open-source, analiza nośników danych.</text:span></text:p>
      <text:p text:style-name="P3">Volatility<text:span text:style-name="T1"> – analiza pamięci RAM (Windows, Linux).</text:span></text:p>
      <text:p text:style-name="P3">Redline<text:span text:style-name="T1"> – analiza incydentów (FireEye).</text:span></text:p>
      <text:p text:style-name="P3">Velociraptor<text:span text:style-name="T1"> – monitorowanie i analiza endpointów.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2"><text:soft-page-break/><text:span text:style-name="T2">Reagowanie na incydenty:</text:span></text:p>
      <text:list text:style-name="L1">
        <text:list-item>
          <text:p text:style-name="P5">Preperation<text:span text:style-name="T1"> – przygotowanie, zasoby i procedury.</text:span></text:p>
        </text:list-item>
        <text:list-item>
          <text:p text:style-name="P5">Identification<text:span text:style-name="T1"> – wykrycie incydentu i analiza.</text:span></text:p>
        </text:list-item>
        <text:list-item>
          <text:p text:style-name="P5">Containment<text:span text:style-name="T1"> – izolacja zagrożenia.</text:span></text:p>
        </text:list-item>
        <text:list-item>
          <text:p text:style-name="P5">Eradication<text:span text:style-name="T1"> – całkowite usunięcie zagrożenia.</text:span></text:p>
        </text:list-item>
        <text:list-item>
          <text:p text:style-name="P5">Recovery<text:span text:style-name="T1"> – przywrócenie systemu do działania.</text:span></text:p>
        </text:list-item>
        <text:list-item>
          <text:p text:style-name="P5">Lessons<text:span text:style-name="T1"> </text:span>Learned<text:span text:style-name="T1"> – analiza i wnioski na przyszłość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15:40:12.427000000</meta:creation-date>
    <dc:date>2025-02-27T15:50:01.696000000</dc:date>
    <meta:editing-duration>PT9M50S</meta:editing-duration>
    <meta:editing-cycles>1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3" meta:word-count="165" meta:character-count="1325" meta:non-whitespace-character-count="1170"/>
  </office:meta>
</office:document-meta>
</file>